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OperationExpressionEvalu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OperationExpressionEvaluator.unless( String unlessExpression , AnnotatedElementKey methodKey , EvaluationContext ev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ExpressionEvaluator.key( String keyExpression , AnnotatedElementKey methodKey , EvaluationContext ev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OperationExpressionEvaluator.condition( String conditionExpression , AnnotatedElementKey methodKey , EvaluationContext ev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OperationExpressionEvaluator.createEvaluationContext( Collection &lt; ? extends Cache &gt; caches , Method method , Object [ ] args , Object target , Class &lt; ? &gt; targetClass , Method targetMethod , @ Nullable Object result , @ Nullable BeanFactory bean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